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none"/>
    </style:style>
    <style:style style:name="T5" style:family="text">
      <style:text-properties style:text-line-through-style="solid" style:text-position="0% 100%" style:text-underline-style="none"/>
    </style:style>
    <style:style style:name="T6" style:family="text">
      <style:text-properties style:text-line-through-style="none" style:text-position="0% 100%"/>
    </style:style>
    <style:style style:name="T7" style:family="text">
      <style:text-properties style:text-line-through-style="none"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2_3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[1862?]</text:p>
      <text:p text:style-name="P2">Month<text:tab/><text:tab/><text:tab/><text:tab/><text:tab/><text:tab/></text:p>
      <text:p text:style-name="P2">Year<text:tab/><text:tab/><text:tab/><text:tab/><text:tab/><text:tab/>[1862?]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Congregation Mikveh Israel (Philadelphia, Pa.); Anniversarie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<text:soft-page-break/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2<text:span text:style-name="T2">nd</text:span><text:span text:style-name="T3"> Anniv. Sermon.</text:span><text:span text:style-name="T4">/</text:span></text:p>
      <text:p text:style-name="P7"><text:span text:style-name="T4">My Brethren! <text:s/>Time which unconsciously steals upon us, has brought/ us to the second anniversary of the dedication of this Synagogue./ <text:s/>And here I pause; for, I know not whether I should give utterance to/ my thoughts. <text:s/>In the days of the prophet Isaiah, men had grown/ so wicked that they dared thus to address the messengers of God [Hebrew]/ [Hebrew] "Speak</text:span><text:span text:style-name="T5">e</text:span><text:span text:style-name="T7"> unto us smooth things, prophesy deceit"./ <text:s/>But however sinful we may be, we have not yet so entirely cast/ off the sense of shame. <text:s/>We suffer the spiritual teacher to portray/ our derelictions in the blackest hues, and venture not to restrain him./ <text:s/>But do we heed his words? <text:s/>Nay, do the men in affluence bestow there-/-on even a moment of serious reflection? <text:s/>If they did we should rejoice/ this day over its salutary effect. <text:s/>This gorgeous dwelling we/ have professedly reared in honor to God, would, in all truth, be/ the house </text:span><text:span text:style-name="T6">of</text:span><text:span text:style-name="T7"> God. <text:s/>I am full aware, that there exists a/ general disposition to palliate our supineness on this score. <text:s/>It is/ of course ascribed to the distracted condition of the land. <text:s/>But the pretext/ lacks even the semblance of reason. <text:s/>No, our recklessness was glaringly/ exhibited before these troublous times had lighted upon us. <text:s/>They/ who set watching and sound the alarm, deprecated it. <text:s/>They descried/ the evil it would occasion, and betimes warmed the delinquents./ <text:s/>But their words were deemed inopportune, their suggestion an intrusion./ <text:s/>But </text:span><text:span text:style-name="T5">ar</text:span><text:span text:style-name="T7"> irrespective of this lamentable fact, is our allegation at all tenable?/ <text:s/>Has indeed the train of national sorrows, which is passing over our heads,/ crushed every one beneath its weight? <text:s/>Is there none, who despite of/</text:span></text:p>
      <text:p text:style-name="P7"><text:span text:style-name="T7"/></text:p>
      <text:p text:style-name="P7"><text:soft-page-break/><text:span text:style-name="T7">[Page 2]</text:span></text:p>
      <text:p text:style-name="P7"><text:span text:style-name="T7">it, or rather by reason of it, have thriven and flourished? <text:s/>Oh! let us/ not seek to set a gloss on our moral deformities. <text:s/>Let us confess that/ we have unconcernedly looked upon the tottering condition of the hallowed/ edifice, we should have built upon immoveable basis. <text:s/>Aye, we seem/ to pride ourselves in its architectural beauties, while the pillars thereof/ threaten to fall. <text:s/>Lo! <text:s/>We have seen around us younger institutions attain/ a stable position, </text:span><text:span text:style-name="T5">while</text:span><text:span text:style-name="T7"> through the zeal and well concerted actions of/ its supporters, while </text:span><text:span text:style-name="T6">we</text:span><text:span text:style-name="T7"> have been gradually descending from the/ altitude gained in former years. <text:s/>The hope of our predecessors of/ the house of Israel, has been vanishing apace. <text:s/>They desired to per-/-petuate by unostentatious means the fair fame of the Congregations/ founded by the exiles of the Siberian countries, we have forfeited it, </text:span><text:span text:style-name="T5">it</text:span><text:span text:style-name="T7">/ first by improvidence then by unpardonable niggardliness./</text:span></text:p>
      <text:p text:style-name="P7"><text:span text:style-name="T7">Awake my Brethren! <text:s/>Let the dismal but not overdrawn picture,/ point out to us all our imperative duties. <text:s/>In order to avert </text:span><text:span text:style-name="T5">our</text:span><text:span text:style-name="T7"> the/ final decay of this Institution we must exercise liberality. <text:s/>Let those who have </text:span><text:span text:style-name="T6">lent</text:span><text:span text:style-name="T7">/ their assistance, demean more generously. <text:s/>Let them offer on the shrine/ of their ancestral religion that which will firmly reestablish the altar/ of the Lord. <text:s/>It is the necessary course suggested by my humble/ self on various occasions. <text:s/>And it is, I believe, the only measure </text:span><text:span text:style-name="T5">which</text:span><text:span text:style-name="T7">/ whence will accrue a permanent benefit to the cause we ought to/ have at heart. <text:s/></text:span><text:span text:style-name="T5">Another</text:span><text:span text:style-name="T7"> Any other may delay the fall, but well aggra-/-vate it, and cause [Hebrew] a profanation of the name of God./ <text:s/>Shall I again have appealed in vain? <text:s/>Shall another year/</text:span></text:p>
      <text:p text:style-name="P7"><text:span text:style-name="T7"/></text:p>
      <text:p text:style-name="P7"><text:span text:style-name="T7">[Page 3]</text:span></text:p>
      <text:p text:style-name="P7"><text:span text:style-name="T7">elapse and find us in the same anomalous state? <text:s/>My friends! <text:s/>When/ I read of the munificent endowments wherewith our fellow-believers/ beyond the Atlantic enrich their places of worship, I ask myself/ whether the vast separation cast between us, has not proved a sea of/ Sethean waters? for, why </text:span><text:span text:style-name="T6">there</text:span><text:span text:style-name="T7"> so much activity, </text:span><text:span text:style-name="T6">here</text:span><text:span text:style-name="T7"> much apathy?/ <text:s/>Ought not that which is by them deemed a meritorious act, be viewed/ </text:span><text:span text:style-name="T5">alike</text:span><text:span text:style-name="T7"> by us to the same light? <text:s/>The Sages of our nation have recommended/ that by the joint efforts of all the Israelites residing in the same city,/ the Synagogue should be loftily raised; so that each individual may/ say as Ezra the priest said [Hebrew] "let the house of our God be/ exalted." <text:s/>Wherefore </text:span><text:span text:style-name="T5">are</text:span><text:span text:style-name="T7"> our brethren in the eastern </text:span><text:span text:style-name="T5">hemisphere</text:span><text:span text:style-name="T7"> continent are prompted/ liberally to bestow their gifts for the furtherance of that holy object/ upon all occasions. <text:s/>Have they experienced a signal favor from the Lord?/ <text:s/>The first token of gratitude is their pouring gold into the treasury of/ his consecrated mansion. <text:s/>Are they enduring tribulations? <text:s/>They accompany/ their propitiatory </text:span><text:span text:style-name="T5">supplications</text:span><text:span text:style-name="T7"> entreaties by a free-will offering. <text:s/>Are they/ about to quit the scene of this nether world and its fleeting enjoyments?/ <text:s/>They strive to eternize their names among the assembly of the faithful/ by a noble bequest to the dwelling where they were wont to bow in holy/ adoration. <text:s/>Now, my beloved hearers! <text:s/>Will our demeanour/ compare favorably with theirs?...I cannot divine what the future/ may bring forth, but experience demonstrates that in </text:span><text:span text:style-name="T5">it</text:span><text:span text:style-name="T7"> this respect </text:span><text:span text:style-name="T5">we</text:span><text:span text:style-name="T7">/ do not hold a community of sentiments with our distant coreligionists./ <text:s/>Still I do not now call upon you to emulate them. <text:s/>Though I should/ </text:span></text:p>
      <text:p text:style-name="P7"><text:span text:style-name="T7"/></text:p>
      <text:p text:style-name="P7"><text:span text:style-name="T7">[Page 4]</text:span></text:p>
      <text:p text:style-name="P7"><text:span text:style-name="T7">greatly delight to see him, for instance, whose sole heir the Most/ High has rescued from baneful distempers, bring his oblation to the minor/ Sanctuary; her who suffers domestic afflictions, justify the decrees of/ Providence by a present bet denoting heartfelt devotion; them who/ are verging on the last confines of existence, turn a significant look/ of affection to the glorious [?], whence their orisons ascended the/ throne of mercy, nevertheless I do not venture to urge the prosecution of/ that course. <text:s/>The minds of my auditors would not in all likelihood/ be prepared to imbibe the instruction. <text:s/>But what I pressingly and im-/-ploringly ask is that you will with the utmost exertion prevent the/ downfall of a hallowed institution. <text:s/>I counsel those who have pro-/-vided for the requirements of their offspring, to </text:span><text:span text:style-name="T5">reser</text:span><text:span text:style-name="T7"> reserve a small/ portion of their wealth for the salvation of their souls. I exhort/ all to present to the God of Israel a habitation wherein his name/ may be exalted; to secure its maintenance by a </text:span><text:soft-page-break/><text:span text:style-name="T7">scrupulous satisfaction/ of all its wants. <text:s/>Is it too much to ask of the descendants of the/ men, concerning whom we found it recorded this day that at the/ dedication of the Tabernacle each spontaneously offered two hundred shekels/ of silver, ten shekels of gold, and an abundance of cattle for the burnt-/sacrifices? <text:s/>Oh! my friends! let their righteous example stimulate/ us to activity. <text:s/>What cannot be singly achieved, the conjoint labor/ of many will perform [Hebrew] wrote our Rabbins. <text:s/>"A poor com-/-munity is </text:span><text:span text:style-name="T5">not</text:span><text:span text:style-name="T7"> an impossibility" for when all its members are actuated/ by correct feelings, their several contributions must need swell into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19T14:28:14.32</meta:creation-date>
    <dc:date>2012-09-19T14:56:54.70</dc:date>
    <dc:creator>Penn Libraries</dc:creator>
    <meta:editing-duration>PT00H13M3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4" meta:paragraph-count="70" meta:word-count="1292" meta:character-count="8106"/>
  </office:meta>
</office:document-meta>
</file>